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2da" officeooo:paragraph-rsid="000fa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 Bhattarai</meta:initial-creator>
    <meta:creation-date>2017-05-11T16:30:10.266030341</meta:creation-date>
    <dc:date>2017-05-11T16:30:36.566604737</dc:date>
    <dc:creator>Ravi Bhattarai</dc:creator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0.2.2$Linux_X86_64 LibreOffice_project/00m0$Build-2</meta:generator>
  </office:meta>
</office:document-meta>
</file>